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39ef7" officeooo:paragraph-rsid="00139ef7"/>
    </style:style>
    <style:style style:name="P2" style:family="paragraph" style:parent-style-name="Text_20_body">
      <style:text-properties officeooo:rsid="00146483" officeooo:paragraph-rsid="00146483"/>
    </style:style>
    <style:style style:name="P3" style:family="paragraph" style:parent-style-name="Preformatted_20_Text">
      <style:text-properties officeooo:rsid="00139ef7" officeooo:paragraph-rsid="00139e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me Info about DSPack:</text:h>
      <text:p text:style-name="P3"/>
      <text:p text:style-name="P3"/>
      <text:p text:style-name="Preformatted_20_Text">Source: http://www.devsuperpage.com/search/Articles.aspx?G=2&amp;ArtID=116771</text:p>
      <text:p text:style-name="Preformatted_20_Text"/>
      <text:p text:style-name="Preformatted_20_Text">Henri removed the DSPack forum earlier this year and there's no indication that it's coming back. This was a real shame as it was a great DirectX/Directshow resource for Delphi.</text:p>
      <text:p text:style-name="Preformatted_20_Text"/>
      <text:p text:style-name="Preformatted_20_Text">He was understandably upset that Embarcadero included the DSPack files in Delphi without giving anything back to the Project. The previous incarnation of Firemonkey used the DSPack DirectX/Directshow headers and so Embarcadero decided to reuse and modify these files effectively breaking the project they originally came from. Legally they did nothing wrong but ethically .. well .. it stank!</text:p>
      <text:p text:style-name="Preformatted_20_Text"/>
      <text:p text:style-name="Preformatted_20_Text">DSPack is still available on google code - <text:a xlink:type="simple" xlink:href="https://code.google.com/p/dspack" text:style-name="Internet_20_link" text:visited-style-name="Visited_20_Internet_20_Link">https://code.google.com/p/dspack</text:a></text:p>
      <text:p text:style-name="Preformatted_20_Text"/>
      <text:p text:style-name="Preformatted_20_Text"/>
      <text:h text:style-name="Heading_20_1" text:outline-level="1">Stackoverflow Section DSPack</text:h>
      <text:p text:style-name="Text_20_body"/>
      <text:p text:style-name="P1">Source: <text:a xlink:type="simple" xlink:href="https://stackoverflow.com/questions/tagged/dspack" text:style-name="Internet_20_link" text:visited-style-name="Visited_20_Internet_20_Link">https://stackoverflow.com/questions/tagged/dspack</text:a></text:p>
      <text:p text:style-name="P1"/>
      <text:h text:style-name="Heading_20_1" text:outline-level="1">DirectShow and Delphi</text:h>
      <text:p text:style-name="Text_20_body"/>
      <text:p text:style-name="P2">Source: http://www.vwlowen.co.uk/directshow/page01.htm</text:p>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4:05:30.058000000</meta:creation-date>
    <dc:date>2017-06-01T14:14:23.243000000</dc:date>
    <meta:editing-duration>PT8M53S</meta:editing-duration>
    <meta:editing-cycles>2</meta:editing-cycles>
    <meta:generator>LibreOffice/5.2.6.2$Windows_x86 LibreOffice_project/a3100ed2409ebf1c212f5048fbe377c281438fdc</meta:generator>
    <meta:document-statistic meta:table-count="0" meta:image-count="0" meta:object-count="0" meta:page-count="1" meta:paragraph-count="9" meta:word-count="114" meta:character-count="900" meta:non-whitespace-character-count="795"/>
  </office:meta>
</office:document-meta>
</file>